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fo:background-color="#dee6e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023" table:default-cell-style-name="Default"/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MES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ONCEP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NE</text:p>
          </table:table-cell>
          <table:table-cell/>
          <table:table-cell office:value-type="float" office:value="901.52" calcext:value-type="float">
            <text:p>901,52</text:p>
          </table:table-cell>
          <table:table-cell office:value-type="float" office:value="950.53" calcext:value-type="float">
            <text:p>950,53</text:p>
          </table:table-cell>
          <table:table-cell office:value-type="float" office:value="960.02" calcext:value-type="float">
            <text:p>960,02</text:p>
          </table:table-cell>
          <table:table-cell office:value-type="float" office:value="925.45" calcext:value-type="float">
            <text:p>925,45</text:p>
          </table:table-cell>
          <table:table-cell office:value-type="float" office:value="890.32" calcext:value-type="float">
            <text:p>890,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SCADO</text:p>
          </table:table-cell>
          <table:table-cell/>
          <table:table-cell office:value-type="float" office:value="1322.23" calcext:value-type="float">
            <text:p>1322,23</text:p>
          </table:table-cell>
          <table:table-cell office:value-type="float" office:value="1300.5" calcext:value-type="float">
            <text:p>1300,5</text:p>
          </table:table-cell>
          <table:table-cell office:value-type="float" office:value="1315.42" calcext:value-type="float">
            <text:p>1315,42</text:p>
          </table:table-cell>
          <table:table-cell office:value-type="float" office:value="1348.65" calcext:value-type="float">
            <text:p>1348,65</text:p>
          </table:table-cell>
          <table:table-cell office:value-type="float" office:value="1360.75" calcext:value-type="float">
            <text:p>1360,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DURA</text:p>
          </table:table-cell>
          <table:table-cell/>
          <table:table-cell office:value-type="float" office:value="474.8" calcext:value-type="float">
            <text:p>474,8</text:p>
          </table:table-cell>
          <table:table-cell office:value-type="float" office:value="500.78" calcext:value-type="float">
            <text:p>500,78</text:p>
          </table:table-cell>
          <table:table-cell office:value-type="float" office:value="510.95" calcext:value-type="float">
            <text:p>510,95</text:p>
          </table:table-cell>
          <table:table-cell office:value-type="float" office:value="490.65" calcext:value-type="float">
            <text:p>490,65</text:p>
          </table:table-cell>
          <table:table-cell office:value-type="float" office:value="575.42" calcext:value-type="float">
            <text:p>575,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UTA</text:p>
          </table:table-cell>
          <table:table-cell/>
          <table:table-cell office:value-type="float" office:value="360.61" calcext:value-type="float">
            <text:p>360,61</text:p>
          </table:table-cell>
          <table:table-cell office:value-type="float" office:value="370.78" calcext:value-type="float">
            <text:p>370,78</text:p>
          </table:table-cell>
          <table:table-cell office:value-type="float" office:value="375.95" calcext:value-type="float">
            <text:p>375,95</text:p>
          </table:table-cell>
          <table:table-cell office:value-type="float" office:value="360.45" calcext:value-type="float">
            <text:p>360,45</text:p>
          </table:table-cell>
          <table:table-cell office:value-type="float" office:value="355.79" calcext:value-type="float">
            <text:p>355,79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 table:number-columns-spanned="2" table:number-rows-spanned="1">
            <text:p>TOTAL MENSUAL</text:p>
          </table:table-cell>
          <table:covered-table-cell/>
          <table:table-cell table:formula="of:=SUM([.C3:.C6])" office:value-type="float" office:value="3059.16" calcext:value-type="float">
            <text:p>3059,16</text:p>
          </table:table-cell>
          <table:table-cell table:formula="of:=SUM([.D3:.D6])" office:value-type="float" office:value="3122.59" calcext:value-type="float">
            <text:p>3122,59</text:p>
          </table:table-cell>
          <table:table-cell table:formula="of:=SUM([.E3:.E6])" office:value-type="float" office:value="3162.34" calcext:value-type="float">
            <text:p>3162,34</text:p>
          </table:table-cell>
          <table:table-cell table:formula="of:=SUM([.F3:.F6])" office:value-type="float" office:value="3125.2" calcext:value-type="float">
            <text:p>3125,2</text:p>
          </table:table-cell>
          <table:table-cell table:formula="of:=SUM([.G3:.G6])" office:value-type="float" office:value="3182.28" calcext:value-type="float">
            <text:p>3182,28</text:p>
          </table:table-cell>
          <table:table-cell/>
          <table:table-cell office:value-type="string" calcext:value-type="string" table:number-columns-spanned="2" table:number-rows-spanned="1">
            <text:p>TOTAL EN 5 MESOS</text:p>
          </table:table-cell>
          <table:covered-table-cell/>
          <table:table-cell table:formula="of:=SUM([.C8:.G8])" office:value-type="float" office:value="15651.57" calcext:value-type="float">
            <text:p>15651,57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 table:number-columns-spanned="2" table:number-rows-spanned="1">
            <text:p>PERCENTATGE</text:p>
          </table:table-cell>
          <table:covered-table-cell/>
          <table:table-cell table:style-name="ce5" table:formula="of:=[.C8]/[.K8]" office:value-type="percentage" office:value="0.195453874595328" calcext:value-type="percentage">
            <text:p>19,55%</text:p>
          </table:table-cell>
          <table:table-cell table:style-name="ce5" table:formula="of:=[.D8]/[.$K$8]" office:value-type="percentage" office:value="0.19950650318147" calcext:value-type="percentage">
            <text:p>19,95%</text:p>
          </table:table-cell>
          <table:table-cell table:style-name="ce5" table:formula="of:=[.E8]/[.$K$8]" office:value-type="percentage" office:value="0.202046184504174" calcext:value-type="percentage">
            <text:p>20,20%</text:p>
          </table:table-cell>
          <table:table-cell table:style-name="ce5" table:formula="of:=[.F8]/[.$K$8]" office:value-type="percentage" office:value="0.199673259615489" calcext:value-type="percentage">
            <text:p>19,97%</text:p>
          </table:table-cell>
          <table:table-cell table:style-name="ce5" table:formula="of:=[.G8]/[.$K$8]" office:value-type="percentage" office:value="0.203320178103538" calcext:value-type="percentage">
            <text:p>20,33%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 table:number-columns-spanned="2" table:number-rows-spanned="1">
            <text:p>TOTAL GASTADO EN...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CARNE</text:p>
          </table:table-cell>
          <table:table-cell table:style-name="ce4" office:value-type="string" calcext:value-type="string">
            <text:p>=</text:p>
          </table:table-cell>
          <table:table-cell table:formula="of:=SUM([.C3:.G3])" office:value-type="float" office:value="4627.84" calcext:value-type="float">
            <text:p>4627,84</text:p>
          </table:table-cell>
          <table:table-cell/>
          <table:table-cell office:value-type="string" calcext:value-type="string">
            <text:p>PROMEDIO</text:p>
          </table:table-cell>
          <table:table-cell table:formula="of:=[.C14]/5" office:value-type="float" office:value="925.568" calcext:value-type="float">
            <text:p>925,5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SCADO</text:p>
          </table:table-cell>
          <table:table-cell table:style-name="ce4" office:value-type="string" calcext:value-type="string">
            <text:p>=</text:p>
          </table:table-cell>
          <table:table-cell table:formula="of:=SUM([.C4:.G4])" office:value-type="float" office:value="6647.55" calcext:value-type="float">
            <text:p>6647,55</text:p>
          </table:table-cell>
          <table:table-cell/>
          <table:table-cell office:value-type="string" calcext:value-type="string">
            <text:p>PROMEDIO</text:p>
          </table:table-cell>
          <table:table-cell table:formula="of:=[.C15]/5" office:value-type="float" office:value="1329.51" calcext:value-type="float">
            <text:p>1329,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RDURA</text:p>
          </table:table-cell>
          <table:table-cell table:style-name="ce4" office:value-type="string" calcext:value-type="string">
            <text:p>=</text:p>
          </table:table-cell>
          <table:table-cell table:formula="of:=SUM([.C5:.G5])" office:value-type="float" office:value="2552.6" calcext:value-type="float">
            <text:p>2552,6</text:p>
          </table:table-cell>
          <table:table-cell/>
          <table:table-cell office:value-type="string" calcext:value-type="string">
            <text:p>PROMEDIO</text:p>
          </table:table-cell>
          <table:table-cell table:formula="of:=[.C16]/5" office:value-type="float" office:value="510.52" calcext:value-type="float">
            <text:p>510,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UTA</text:p>
          </table:table-cell>
          <table:table-cell table:style-name="ce4" office:value-type="string" calcext:value-type="string">
            <text:p>=</text:p>
          </table:table-cell>
          <table:table-cell table:formula="of:=SUM([.C6:.G6])" office:value-type="float" office:value="1823.58" calcext:value-type="float">
            <text:p>1823,58</text:p>
          </table:table-cell>
          <table:table-cell/>
          <table:table-cell office:value-type="string" calcext:value-type="string">
            <text:p>PROMEDIO</text:p>
          </table:table-cell>
          <table:table-cell table:formula="of:=[.C17]/5" office:value-type="float" office:value="364.716" calcext:value-type="float">
            <text:p>364,716</text:p>
          </table:table-cell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ume Sampol</meta:initial-creator>
    <meta:creation-date>2022-11-09T12:16:19.172050208</meta:creation-date>
    <dc:date>2022-11-10T07:57:51.703304154</dc:date>
    <dc:creator>Jaume Sampol</dc:creator>
    <meta:editing-duration>PT19H8M30S</meta:editing-duration>
    <meta:editing-cycles>3</meta:editing-cycles>
    <meta:generator>LibreOffice/7.3.5.2$Linux_X86_64 LibreOffice_project/30$Build-2</meta:generator>
    <meta:document-statistic meta:table-count="1" meta:cell-count="66" meta:object-count="0"/>
  </office:meta>
</office:document-meta>
</file>